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italic" style:text-underline-style="solid" style:text-underline-width="auto" style:text-underline-color="font-color" style:font-style-asian="italic" style:font-style-complex="italic"/>
    </style:style>
    <style:style style:name="P4"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style="normal" style:text-underline-style="none" fo:font-weight="bold" style:font-style-asian="normal" style:font-weight-asian="bold" style:font-style-complex="normal" style:font-weight-complex="bold"/>
    </style:style>
    <style:style style:name="P7" style:family="paragraph" style:parent-style-name="Text_20_body">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style:tab-stops>
          <style:tab-stop style:position="6.198cm"/>
        </style:tab-stops>
      </style:paragraph-properties>
    </style:style>
    <style:style style:name="P10" style:family="paragraph" style:parent-style-name="Heading_20_1">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Heading">
      <style:text-properties style:text-underline-style="solid" style:text-underline-width="auto" style:text-underline-color="font-color"/>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text-properties fo:font-style="italic" style:font-style-asian="italic" style:font-style-complex="italic"/>
    </style:style>
    <style:style style:name="P16" style:family="paragraph" style:parent-style-name="Text_20_body" style:list-style-name="L2">
      <style:text-properties fo:font-style="italic" style:font-style-asian="italic" style:font-style-complex="italic"/>
    </style:style>
    <style:style style:name="P17" style:family="paragraph" style:parent-style-name="Text_20_body" style:list-style-name="L2">
      <style:text-properties fo:font-style="italic" style:font-style-asian="italic" style:font-style-complex="italic"/>
    </style:style>
    <style:style style:name="P18" style:family="paragraph" style:parent-style-name="Text_20_body" style:list-style-name="L2">
      <style:text-properties fo:font-style="italic" style:font-style-asian="italic" style:font-style-complex="italic"/>
    </style:style>
    <style:style style:name="P19" style:family="paragraph" style:parent-style-name="Text_20_body">
      <style:text-properties fo:font-style="italic" style:text-underline-style="solid" style:text-underline-width="auto" style:text-underline-color="font-color" style:font-style-asian="italic" style:font-style-complex="italic"/>
    </style:style>
    <style:style style:name="P20" style:family="paragraph" style:parent-style-name="Text_20_body">
      <style:text-properties fo:color="#ff000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fo:color="#ff0000" fo:font-weight="bold"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color="#000000" fo:font-style="normal" style:font-style-asian="normal" style:font-style-complex="normal"/>
    </style:style>
    <style:style style:name="T13" style:family="text">
      <style:text-properties style:font-style-asian="italic"/>
    </style:style>
    <style:style style:name="T14" style:family="text">
      <style:text-properties style:font-style-complex="italic"/>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AWK</text:h>
      <text:p text:style-name="P7"/>
      <text:p text:style-name="Text_20_body">Awk è utilizzato per selezionare porzioni di testo e/o sostituirle. In realtà è un vero e proprio linguaggio di programmazione.</text:p>
      <text:p text:style-name="Text_20_body">La sua sintassi si basa su una serie di coppie<text:span text:style-name="T2"> pattern {action statement} </text:span><text:span text:style-name="T7">inserite tra apici singoli – </text:span><text:span text:style-name="T3">'pattern {action statement}'</text:span><text:span text:style-name="T4">. </text:span></text:p>
      <text:p text:style-name="Text_20_body">Awk legge un file, una riga per volta verifica la corrispondenza con il pattern. Se tale corrispondenza è soddisfatta allora awk esegue l'azione tra parentesi graffe.</text:p>
      <text:p text:style-name="Text_20_body"/>
      <text:p text:style-name="Text_20_body">E' possibile scrivere solo la parte pattern o solo la parte action:</text:p>
      <text:list text:style-name="L1">
        <text:list-item>
          <text:p text:style-name="P13"><text:span text:style-name="T2">solo pattern</text:span>: esegue la action di default che è la stampa.</text:p>
        </text:list-item>
        <text:list-item>
          <text:p text:style-name="P13"><text:span text:style-name="T2">solo action</text:span>: la corrispondenza è sempre soddisfatta e quindi esegue la action in tutti i casi.</text:p>
        </text:list-item>
      </text:list>
      <text:p text:style-name="Text_20_body"/>
      <text:p text:style-name="Text_20_body"><text:span text:style-name="T6">Esempi di Pattern</text:span> <text:s text:c="2"/>--&gt; BEGIN, END, generiche espressioni regolari tra slash (/ / - attenzione se si vuole scrivere lo slash bisogna metterlo dopo un backslash \/), operazioni booleane tra espressioni regolari (And /.../ &amp;&amp; /.../, Or || e Not ! )</text:p>
      <text:p text:style-name="Text_20_body"><text:span text:style-name="T6">Esempi di Action</text:span><text:span text:style-name="T2"> </text:span>--&gt; {print} – stampa la linea ed è il default </text:p>
      <text:p text:style-name="Text_20_body"><text:tab/><text:tab/><text:tab/>{print $0} – stampa tutta la riga appena letta </text:p>
      <text:p text:style-name="Text_20_body"><text:tab/><text:tab/><text:tab/>{print $0 "ciao"} – stampa la riga appendendo in coda ad ognuna 'ciao' </text:p>
      <text:p text:style-name="Text_20_body"/>
      <text:p text:style-name="Text_20_body">Awk legge le righe del file che gli diamo in input e le separa in una serie di campi basando la suddivisione su di un certo separatore di campo. Esiste un separatore di campo standard e anche un separatore di record standard, ma è possibile configurarne di personalizzati. Dopo la suddivisone awk inserisce i campi in $1, $2, $3 ecc. $0 indica l'intero record.</text:p>
      <text:p text:style-name="Text_20_body"/>
      <text:p text:style-name="Text_20_body">Esempi base:</text:p>
      <text:p text:style-name="Text_20_body"><text:span text:style-name="T2">awk '{print $1}'</text:span> – stampa il primo campo di tutte le righe.</text:p>
      <text:p text:style-name="Text_20_body"><text:span text:style-name="T2">awk '$2=="pippo" '</text:span> – stampa tutte le righe che hanno come secondo campo pippo </text:p>
      <text:p text:style-name="Text_20_body"><text:span text:style-name="T2">awk '$2=="pippo" {print $3}'</text:span> – stampa il terzo campo delle righe che hanno come secondo pippo </text:p>
      <text:p text:style-name="Text_20_body"/>
      <text:p text:style-name="Text_20_body"/>
      <text:p text:style-name="Text_20_body"/>
      <text:p text:style-name="Text_20_body"/>
      <text:p text:style-name="Text_20_body"><text:soft-page-break/>Esempi pratici a partire dall'output del comando ps aux</text:p>
      <text:p text:style-name="P6"/>
      <text:p text:style-name="Text_20_body">nimloth@nimloth-mac:~$ <text:span text:style-name="T3">ps aux </text:span></text:p>
      <text:p text:style-name="Text_20_body">USER <text:s text:c="6"/>PID %CPU %MEM <text:s text:c="3"/>VSZ <text:s text:c="2"/>RSS TTY <text:s text:c="5"/>STAT START <text:s text:c="2"/>TIME COMMAND </text:p>
      <text:p text:style-name="Text_20_body">root <text:s text:c="8"/>1 <text:s/>0.0 <text:s/>0.0 <text:s text:c="2"/>2948 <text:s/>1852 ? <text:s text:c="7"/>Ss <text:s text:c="2"/>16:27 <text:s text:c="2"/>0:01 /sbin/init </text:p>
      <text:p text:style-name="Text_20_body">root <text:s text:c="6"/>155 <text:s/>0.0 <text:s/>0.0 <text:s text:c="5"/>0 <text:s text:c="4"/>0 ? <text:s text:c="7"/>S&lt; <text:s text:c="2"/>16:27 <text:s text:c="2"/>0:00 [kseriod] </text:p>
      <text:p text:style-name="Text_20_body">root <text:s text:c="5"/>2154 <text:s/>0.0 <text:s/>0.0 <text:s text:c="5"/>0 <text:s text:c="4"/>0 ? <text:s text:c="7"/>S&lt; <text:s text:c="2"/>16:27 <text:s text:c="2"/>0:00 [ata_aux] </text:p>
      <text:p text:style-name="Text_20_body">daemon <text:s text:c="3"/>5435 <text:s/>0.0 <text:s/>0.0 <text:s text:c="2"/>1964 <text:s text:c="2"/>432 ? <text:s text:c="7"/>Ss <text:s text:c="2"/>16:27 <text:s text:c="2"/>0:00 /usr/sbin/atd </text:p>
      <text:p text:style-name="Text_20_body">root <text:s text:c="5"/>5449 <text:s/>0.0 <text:s/>0.0 <text:s text:c="2"/>2332 <text:s text:c="2"/>904 ? <text:s text:c="7"/>Ss <text:s text:c="2"/>16:27 <text:s text:c="2"/>0:00 /usr/sbin/cron </text:p>
      <text:p text:style-name="Text_20_body">root <text:s text:c="5"/>5477 <text:s/>0.0 <text:s/>0.1 <text:s/>10152 <text:s/>2420 ? <text:s text:c="7"/>Ss <text:s text:c="2"/>16:27 <text:s text:c="2"/>0:00 /usr/sbin/apache2 -k start </text:p>
      <text:p text:style-name="Text_20_body">nimloth <text:s text:c="2"/>5601 <text:s/>0.0 <text:s/>0.3 <text:s/>28080 <text:s/>7628 ? <text:s text:c="7"/>Ssl <text:s/>16:27 <text:s text:c="2"/>0:00 x-session-manager </text:p>
      <text:p text:style-name="Text_20_body">nimloth <text:s text:c="2"/>5654 <text:s/>0.3 <text:s/>1.1 <text:s/>41336 22568 ? <text:s text:c="7"/>S <text:s text:c="3"/>16:28 <text:s text:c="2"/>0:07 gnome-panel --sm-client-id default1 </text:p>
      <text:p text:style-name="Text_20_body">nimloth <text:s text:c="2"/>5750 <text:s/>0.0 <text:s/>0.3 <text:s/>19692 <text:s/>7032 ? <text:s text:c="7"/>S <text:s text:c="3"/>16:28 <text:s text:c="2"/>0:00 vino-session --sm-client-id default5 </text:p>
      <text:p text:style-name="Text_20_body">nimloth <text:s text:c="2"/>6593 <text:s/>0.0 <text:s/>0.1 <text:s text:c="2"/>5748 <text:s/>3112 pts/0 <text:s text:c="3"/>Ss <text:s text:c="2"/>16:43 <text:s text:c="2"/>0:00 bash </text:p>
      <text:p text:style-name="Text_20_body">nimloth <text:s text:c="2"/>6651 <text:s/>0.0 <text:s/>0.0 <text:s text:c="2"/>2624 <text:s/>1004 pts/0 <text:s text:c="3"/>R+ <text:s text:c="2"/>16:59 <text:s text:c="2"/>0:00 ps aux </text:p>
      <text:p text:style-name="Text_20_body"/>
      <text:p text:style-name="P1">USER <text:s text:c="6"/>PID %CPU %MEM <text:s text:c="3"/>VSZ <text:s text:c="2"/>RSS TTY <text:s text:c="5"/>STAT START <text:s text:c="2"/>TIME COMMAND </text:p>
      <text:p text:style-name="Text_20_body">Ps aux restituisce: l'utente che ha lanciato il processo, il pid del processo, la precentuale di CPU e di meomria utilizzata dal processo, la Virtual SiZe (memoria virtuale assegnata al processo), la Resident Set Size (memoria effettivamente usata dal processo), lo stato in cui si trova, quando è partito, quanto tempo di Cpu ha utilizzato e quale comando lo ha fatto partire.</text:p>
      <text:p text:style-name="Text_20_body"/>
      <text:p text:style-name="P1">Vogliamo vedere solo i comandi relativi ad un certo utente, quindi filtrare il primo campo:</text:p>
      <text:p text:style-name="Text_20_body">nimloth@nimloth-mac:~$ <text:span text:style-name="T3">ps aux | awk '$1=="nimloth"' </text:span></text:p>
      <text:p text:style-name="Text_20_body">USER <text:s text:c="6"/>PID %CPU %MEM <text:s text:c="3"/>VSZ <text:s text:c="2"/>RSS TTY <text:s text:c="5"/>STAT START <text:s text:c="2"/>TIME COMMAND</text:p>
      <text:p text:style-name="Text_20_body">nimloth <text:s text:c="2"/>6682 <text:s/>0.0 <text:s/>0.0 <text:s text:c="2"/>1756 <text:s text:c="2"/>528 ? <text:s text:c="7"/>S <text:s text:c="3"/>13:15 <text:s text:c="2"/>0:00 /bin/sh /usr/bin/firefox </text:p>
      <text:p text:style-name="Text_20_body">nimloth <text:s text:c="2"/>6775 <text:s/>1.0 <text:s/>1.0 <text:s/>76336 21432 ? <text:s text:c="7"/>Sl <text:s text:c="2"/>13:25 <text:s text:c="2"/>0:00 gnome-terminal </text:p>
      <text:p text:style-name="Text_20_body">nimloth <text:s text:c="2"/>6778 <text:s/>0.0 <text:s/>0.0 <text:s text:c="2"/>2668 <text:s text:c="2"/>744 ? <text:s text:c="7"/>S <text:s text:c="3"/>13:25 <text:s text:c="2"/>0:00 gnome-pty-helper </text:p>
      <text:p text:style-name="Text_20_body">nimloth <text:s text:c="2"/>6779 <text:s/>0.1 <text:s/>0.1 <text:s text:c="2"/>5756 <text:s/>3116 pts/0 <text:s text:c="3"/>Ss <text:s text:c="2"/>13:25 <text:s text:c="2"/>0:00 bash </text:p>
      <text:p text:style-name="Text_20_body">nimloth <text:s text:c="2"/>6797 <text:s/>0.0 <text:s/>0.0 <text:s text:c="2"/>2624 <text:s/>1004 pts/0 <text:s text:c="3"/>R+ <text:s text:c="2"/>13:26 <text:s text:c="2"/>0:00 ps aux </text:p>
      <text:p text:style-name="Text_20_body">nimloth <text:s text:c="2"/>6798 <text:s/>0.0 <text:s/>0.0 <text:s text:c="2"/>1920 <text:s text:c="2"/>544 pts/0 <text:s text:c="3"/>S+ <text:s text:c="2"/>13:26 <text:s text:c="2"/>0:00 awk $1=="nimloth" </text:p>
      <text:p text:style-name="Text_20_body">nimloth <text:s text:c="2"/>5598 <text:s/>0.0 <text:s/>0.0 <text:s/>13416 <text:s/>1832 ? <text:s text:c="7"/>SL <text:s text:c="2"/>16:27 <text:s text:c="2"/>0:00 /usr/bin/gnome-keyring-daemon -d </text:p>
      <text:p text:style-name="Text_20_body">nimloth <text:s text:c="2"/>5601 <text:s/>0.0 <text:s/>0.3 <text:s/>28080 <text:s/>7628 ? <text:s text:c="7"/>Ssl <text:s/>16:27 <text:s text:c="2"/>0:00 x-session-manager </text:p>
      <text:p text:style-name="P1"><text:soft-page-break/>Se invece vogliamo escludere un certo utente, filtriamo il primo campo con un NOT:</text:p>
      <text:p text:style-name="Text_20_body">nimloth@nimloth-mac:~$ <text:span text:style-name="T3">ps aux | awk '$1!="nimloth"' </text:span></text:p>
      <text:p text:style-name="Text_20_body">USER <text:s text:c="6"/>PID %CPU %MEM <text:s text:c="3"/>VSZ <text:s text:c="2"/>RSS TTY <text:s text:c="5"/>STAT START <text:s text:c="2"/>TIME COMMAND </text:p>
      <text:p text:style-name="Text_20_body">root <text:s text:c="8"/>1 <text:s/>0.0 <text:s/>0.0 <text:s text:c="2"/>2948 <text:s/>1852 ? <text:s text:c="7"/>Ss <text:s text:c="2"/>16:27 <text:s text:c="2"/>0:01 /sbin/init </text:p>
      <text:p text:style-name="Text_20_body">root <text:s text:c="8"/>2 <text:s/>0.0 <text:s/>0.0 <text:s text:c="5"/>0 <text:s text:c="4"/>0 ? <text:s text:c="7"/>S&lt; <text:s text:c="2"/>16:27 <text:s text:c="2"/>0:00 [kthreadd] </text:p>
      <text:p text:style-name="Text_20_body">root <text:s text:c="7"/>11 <text:s/>0.0 <text:s/>0.0 <text:s text:c="5"/>0 <text:s text:c="4"/>0 ? <text:s text:c="7"/>S&lt; <text:s text:c="2"/>16:27 <text:s text:c="2"/>0:00 [khelper] </text:p>
      <text:p text:style-name="Text_20_body">root <text:s text:c="7"/>31 <text:s/>0.0 <text:s/>0.0 <text:s text:c="5"/>0 <text:s text:c="4"/>0 ? <text:s text:c="7"/>S&lt; <text:s text:c="2"/>16:27 <text:s text:c="2"/>0:00 [kblockd/0] </text:p>
      <text:p text:style-name="Text_20_body">root <text:s text:c="5"/>4507 <text:s/>0.0 <text:s/>0.0 <text:s text:c="2"/>1696 <text:s text:c="2"/>520 tty3 <text:s text:c="4"/>Ss+ <text:s/>16:27 <text:s text:c="2"/>0:00 /sbin/getty 38400 tty3 </text:p>
      <text:p text:style-name="Text_20_body">root <text:s text:c="5"/>4508 <text:s/>0.0 <text:s/>0.0 <text:s text:c="2"/>1692 <text:s text:c="2"/>512 tty1 <text:s text:c="4"/>Ss+ <text:s/>16:27 <text:s text:c="2"/>0:00 /sbin/getty 38400 tty1 </text:p>
      <text:p text:style-name="Text_20_body">root <text:s text:c="5"/>4509 <text:s/>0.0 <text:s/>0.0 <text:s text:c="2"/>1696 <text:s text:c="2"/>520 tty6 <text:s text:c="4"/>Ss+ <text:s/>16:27 <text:s text:c="2"/>0:00 /sbin/getty 38400 tty6 </text:p>
      <text:p text:style-name="Text_20_body">syslog <text:s text:c="3"/>4842 <text:s/>0.0 <text:s/>0.0 <text:s text:c="2"/>1916 <text:s text:c="2"/>704 ? <text:s text:c="7"/>Ss <text:s text:c="2"/>16:27 <text:s text:c="2"/>0:00 /sbin/syslogd -u syslog </text:p>
      <text:p text:style-name="Text_20_body">klog <text:s text:c="5"/>4896 <text:s/>0.0 <text:s/>0.0 <text:s text:c="2"/>2504 <text:s/>1396 ? <text:s text:c="7"/>Ss <text:s text:c="2"/>16:27 <text:s text:c="2"/>0:00 /sbin/klogd -P /var/run/klogd/kmsg </text:p>
      <text:p text:style-name="Text_20_body">avahi <text:s text:c="4"/>5255 <text:s/>0.0 <text:s/>0.0 <text:s text:c="2"/>2732 <text:s text:c="2"/>456 ? <text:s text:c="7"/>Ss <text:s text:c="2"/>16:27 <text:s text:c="2"/>0:00 avahi-daemon: chroot helper </text:p>
      <text:p text:style-name="Text_20_body">daemon <text:s text:c="3"/>5435 <text:s/>0.0 <text:s/>0.0 <text:s text:c="2"/>1964 <text:s text:c="2"/>432 ? <text:s text:c="7"/>Ss <text:s text:c="2"/>16:27 <text:s text:c="2"/>0:00 /usr/sbin/atd </text:p>
      <text:p text:style-name="Text_20_body">root <text:s text:c="5"/>5488 <text:s/>0.0 <text:s/>0.0 <text:s/>10152 <text:s/>1676 ? <text:s text:c="7"/>S <text:s text:c="3"/>16:27 <text:s text:c="2"/>0:00 /usr/sbin/apache2 -k start </text:p>
      <text:p text:style-name="Text_20_body"/>
      <text:p text:style-name="Text_20_body"><text:span text:style-name="T4">Possiamo fare la stessa cosa anche con una sintassi più completa e che usi l'if:</text:span> </text:p>
      <text:p text:style-name="Text_20_body">nimloth@nimloth-mac:~$<text:span text:style-name="T3"> ps aux | awk '{if($1=="nimloth")print $0}' </text:span></text:p>
      <text:p text:style-name="Text_20_body">nimloth <text:s text:c="2"/>5598 <text:s/>0.0 <text:s/>0.0 <text:s/>13416 <text:s/>1832 ? <text:s text:c="7"/>SL <text:s text:c="2"/>16:27 <text:s text:c="2"/>0:00 /usr/bin/gnome-keyring-daemon -d </text:p>
      <text:p text:style-name="Text_20_body">nimloth <text:s text:c="2"/>5601 <text:s/>0.0 <text:s/>0.3 <text:s/>28080 <text:s/>7628 ? <text:s text:c="7"/>Ssl <text:s/>16:27 <text:s text:c="2"/>0:00 x-session-manager </text:p>
      <text:p text:style-name="Text_20_body">nimloth <text:s text:c="2"/>5750 <text:s/>0.0 <text:s/>0.3 <text:s/>19692 <text:s/>7032 ? <text:s text:c="7"/>S <text:s text:c="3"/>16:28 <text:s text:c="2"/>0:00 vino-session --sm-client-id default5 </text:p>
      <text:p text:style-name="Text_20_body">nimloth <text:s text:c="2"/>5751 <text:s/>0.0 <text:s/>0.3 <text:s/>19384 <text:s/>7344 ? <text:s text:c="7"/>S <text:s text:c="3"/>16:28 <text:s text:c="2"/>0:00 bluetooth-applet </text:p>
      <text:p text:style-name="Text_20_body">nimloth <text:s text:c="2"/>5754 <text:s/>0.0 <text:s/>0.5 <text:s/>25128 12244 ? <text:s text:c="7"/>S <text:s text:c="3"/>16:28 <text:s text:c="2"/>0:00 update-notifier </text:p>
      <text:p text:style-name="Text_20_body">nimloth <text:s text:c="2"/>5762 <text:s/>0.0 <text:s/>0.8 <text:s/>30508 16800 ? <text:s text:c="7"/>S <text:s text:c="3"/>16:28 <text:s text:c="2"/>0:00 python /usr/bin/fusion-icon </text:p>
      <text:p text:style-name="Text_20_body">nimloth <text:s text:c="2"/>6593 <text:s/>0.0 <text:s/>0.1 <text:s text:c="2"/>5748 <text:s/>3116 pts/0 <text:s text:c="3"/>Ss <text:s text:c="2"/>16:43 <text:s text:c="2"/>0:00 bash </text:p>
      <text:p text:style-name="Text_20_body">nimloth <text:s text:c="2"/>6613 <text:s/>0.5 <text:s/>0.9 <text:s/>34836 18484 ? <text:s text:c="7"/>S <text:s text:c="3"/>16:44 <text:s text:c="2"/>0:06 gedit </text:p>
      <text:p text:style-name="Text_20_body">nimloth <text:s text:c="2"/>6658 <text:s/>0.0 <text:s/>0.0 <text:s text:c="2"/>2624 <text:s/>1000 pts/0 <text:s text:c="3"/>R+ <text:s text:c="2"/>17:01 <text:s text:c="2"/>0:00 ps aux </text:p>
      <text:p text:style-name="Text_20_body">nimloth <text:s text:c="2"/>6659 <text:s/>0.0 <text:s/>0.0 <text:s text:c="2"/>1920 <text:s text:c="2"/>548 pts/0 <text:s text:c="3"/>S+ <text:s text:c="2"/>17:01 <text:s text:c="2"/>0:00 awk {if($1=="nimloth")print $0} </text:p>
      <text:p text:style-name="Text_20_body"/>
      <text:p text:style-name="Text_20_body"/>
      <text:p text:style-name="Text_20_body"/>
      <text:p text:style-name="Text_20_body"/>
      <text:p text:style-name="P2"><text:soft-page-break/>Possiamo usare anche delle variabili e le operazioni matematiche all'interno di Awk.</text:p>
      <text:p text:style-name="P11">Possiamo definire una variabile stringa e chiedere ad awk di stamparla:</text:p>
      <text:p text:style-name="Standard"/>
      <text:p text:style-name="Standard">nimloth@nimloth-mac:~$ <text:span text:style-name="T3">awk -v x="ciao" 'BEGIN {print x}' </text:span></text:p>
      <text:p text:style-name="Standard">ciao </text:p>
      <text:p text:style-name="Standard"/>
      <text:p text:style-name="P1">Oppure fargli eseguire operazioni con i numeri:</text:p>
      <text:p text:style-name="Text_20_body">nimloth@nimloth-mac:~$ <text:span text:style-name="T3">ps aux | awk 'END {print "5"+"6"}' </text:span></text:p>
      <text:p text:style-name="Text_20_body">11 </text:p>
      <text:p text:style-name="P1">Awk considera quello che scriviamo come delle stringhe ma è in grado di sommare il loro valore.</text:p>
      <text:p text:style-name="Text_20_body"><text:s/></text:p>
      <text:p text:style-name="P1">Nella lista dei processi RSS è il, sesto campo, quindi:</text:p>
      <text:p text:style-name="Text_20_body">nimloth@nimloth-mac:~$ <text:span text:style-name="T5">ps aux | awk '{print $6}'</text:span> </text:p>
      <text:p text:style-name="Text_20_body">RSS </text:p>
      <text:p text:style-name="Text_20_body">1852 </text:p>
      <text:p text:style-name="Text_20_body">0 </text:p>
      <text:p text:style-name="Text_20_body">1232 </text:p>
      <text:p text:style-name="Text_20_body">1676 </text:p>
      <text:p text:style-name="Text_20_body">22568 </text:p>
      <text:p text:style-name="Text_20_body">30080 </text:p>
      <text:p text:style-name="Text_20_body">536 </text:p>
      <text:p text:style-name="Text_20_body">10196 </text:p>
      <text:p text:style-name="Text_20_body">16284 </text:p>
      <text:p text:style-name="Text_20_body">476 </text:p>
      <text:p text:style-name="Text_20_body">23948 </text:p>
      <text:p text:style-name="Text_20_body"/>
      <text:p text:style-name="P1">Creiamo una variabile s in cui sommiamo tutti gli RSS e poi la stampiamo:</text:p>
      <text:p text:style-name="Text_20_body">nimloth@nimloth-mac:~$ <text:span text:style-name="T3">ps aux | awk '{s=s+$6} END {print s}' </text:span></text:p>
      <text:p text:style-name="Text_20_body">479172 </text:p>
      <text:p text:style-name="Text_20_body"/>
      <text:p text:style-name="Text_20_body"><text:span text:style-name="T2">RSS considera anche la memoria condivisa (ad esempio quella delle librerie condivise) e anche quella viene sommata. In realtà ha convertito anche la stringa "RSS" in un numero, ma non cambia il risultato perché vale zero.</text:span> </text:p>
      <text:p text:style-name="Text_20_body"/>
      <text:p text:style-name="P1"><text:soft-page-break/>Possiamo specificare se lo vogliamo l'inizializzazione della variabile s, ma in questo caso awk deve sapere che questa operazione deve essere fatta solo all'inizio. Usiamo BEGIN:</text:p>
      <text:p text:style-name="Text_20_body">nimloth@nimloth-mac:~$ <text:span text:style-name="T3">ps aux | awk 'BEGIN {s=0}{s=s+$6} END{print s}' </text:span></text:p>
      <text:p text:style-name="Text_20_body">638532</text:p>
      <text:p text:style-name="Text_20_body"/>
      <text:p text:style-name="P1">Se non usassimo BEGIN awk inizializzerebbe s a 0 ogni volta che passa da un record all'altro.</text:p>
      <text:p text:style-name="Text_20_body">nimloth@nimloth-mac:~$ <text:span text:style-name="T3">ps aux | awk '{s=0}{s=s+$6} END{print s}' </text:span></text:p>
      <text:p text:style-name="Text_20_body">500</text:p>
      <text:p text:style-name="P1">E otterremmo solo l'RSS dell'ultimo record.</text:p>
      <text:p text:style-name="P12">Variabili di Awk </text:p>
      <text:p text:style-name="P1">Awk ha delle variabili proprie predefinite, per esempio NR (Number of Record) o NF (Number of Fields).</text:p>
      <text:p text:style-name="P1"/>
      <text:p text:style-name="P1">Filtriamo l'output impedendo che stampi la prima riga:</text:p>
      <text:p text:style-name="Text_20_body">nimloth@nimloth-mac:~$ <text:span text:style-name="T3">ps aux | awk 'NR!=1' </text:span></text:p>
      <text:p text:style-name="Text_20_body">root <text:s text:c="8"/>1 <text:s/>0.0 <text:s/>0.0 <text:s text:c="2"/>2948 <text:s/>1852 ? <text:s text:c="7"/>Ss <text:s text:c="2"/>16:27 <text:s text:c="2"/>0:01 /sbin/init </text:p>
      <text:p text:style-name="Text_20_body">root <text:s text:c="8"/>2 <text:s/>0.0 <text:s/>0.0 <text:s text:c="5"/>0 <text:s text:c="4"/>0 ? <text:s text:c="7"/>S&lt; <text:s text:c="2"/>16:27 <text:s text:c="2"/>0:00 [kthreadd] </text:p>
      <text:p text:style-name="Text_20_body">root <text:s text:c="8"/>3 <text:s/>0.0 <text:s/>0.0 <text:s text:c="5"/>0 <text:s text:c="4"/>0 ? <text:s text:c="7"/>S&lt; <text:s text:c="2"/>16:27 <text:s text:c="2"/>0:00 [migration/0] </text:p>
      <text:p text:style-name="Text_20_body">root <text:s text:c="8"/>4 <text:s/>0.0 <text:s/>0.0 <text:s text:c="5"/>0 <text:s text:c="4"/>0 ? <text:s text:c="7"/>SN <text:s text:c="2"/>16:27 <text:s text:c="2"/>0:00 [ksoftirqd/0] <text:s/></text:p>
      <text:p text:style-name="Text_20_body">nimloth <text:s text:c="2"/>6906 <text:s/>0.0 <text:s/>0.0 <text:s text:c="2"/>1756 <text:s text:c="2"/>528 ? <text:s text:c="7"/>S <text:s text:c="3"/>16:19 <text:s text:c="2"/>0:00 /bin/sh /usr/bin/firefox </text:p>
      <text:p text:style-name="Text_20_body">nimloth <text:s text:c="2"/>6972 <text:s/>0.0 <text:s/>0.1 <text:s text:c="2"/>5712 <text:s/>3112 pts/0 <text:s text:c="3"/>Ss <text:s text:c="2"/>10:22 <text:s text:c="2"/>0:00 bash </text:p>
      <text:p text:style-name="Text_20_body">nimloth <text:s text:c="2"/>7014 <text:s/>4.1 <text:s/>2.6 <text:s/>69384 53420 ? <text:s text:c="7"/>Sl <text:s text:c="2"/>10:30 <text:s text:c="2"/>1:54 wish8.5 /usr/bin/amsn </text:p>
      <text:p text:style-name="Text_20_body">nimloth <text:s text:c="2"/>5750 <text:s/>0.0 <text:s/>0.3 <text:s/>19692 <text:s/>7032 ? <text:s text:c="7"/>S <text:s text:c="3"/>16:28 <text:s text:c="2"/>0:00 vino-session --sm-client-id default5 </text:p>
      <text:p text:style-name="Text_20_body">nimloth <text:s text:c="2"/>6700 <text:s/>0.1 <text:s/>0.1 <text:s text:c="2"/>5748 <text:s/>3128 pts/1 <text:s text:c="3"/>Ss+ <text:s/>17:09 <text:s text:c="2"/>0:00 bash </text:p>
      <text:p text:style-name="Text_20_body">nimloth <text:s text:c="2"/>6719 <text:s/>0.0 <text:s/>0.0 <text:s text:c="2"/>2624 <text:s/>1004 pts/0 <text:s text:c="3"/>R+ <text:s text:c="2"/>17:10 <text:s text:c="2"/>0:00 ps aux </text:p>
      <text:p text:style-name="Text_20_body">nimloth <text:s text:c="2"/>6720 <text:s/>0.0 <text:s/>0.0 <text:s text:c="2"/>1920 <text:s text:c="2"/>544 pts/0 <text:s text:c="3"/>R+ <text:s text:c="2"/>17:10 <text:s text:c="2"/>0:00 awk NR!=1 </text:p>
      <text:p text:style-name="Text_20_body"/>
      <text:p text:style-name="P1">Allora possiamo rifare la somma di prima evitando che sommi anche RSS:</text:p>
      <text:p text:style-name="Text_20_body">nimloth@nimloth-mac:~$ <text:span text:style-name="T3">ps aux | awk 'NR!=1' | awk '{s=s+$6} END {print s}' </text:span></text:p>
      <text:p text:style-name="Text_20_body">485956 </text:p>
      <text:p text:style-name="Text_20_body"/>
      <text:p text:style-name="Text_20_body"/>
      <text:p text:style-name="P1"><text:soft-page-break/>NF è il numero di campi quindi se per esempio vogliamo l'ultimo campo senza dover conoscerne a priori il numero possiamo farlo così:</text:p>
      <text:p text:style-name="Text_20_body">nimloth@nimloth-mac:~$ <text:span text:style-name="T3">ps aux | awk '{print $NF}' </text:span></text:p>
      <text:p text:style-name="Text_20_body">COMMAND </text:p>
      <text:p text:style-name="Text_20_body">/sbin/init </text:p>
      <text:p text:style-name="Text_20_body">[kthreadd] </text:p>
      <text:p text:style-name="Text_20_body">/usr/sbin/gdm </text:p>
      <text:p text:style-name="Text_20_body">bash </text:p>
      <text:p text:style-name="Text_20_body">aux </text:p>
      <text:p text:style-name="Text_20_body">$NF} </text:p>
      <text:p text:style-name="Text_20_body"/>
      <text:p text:style-name="P1">FS e RS sono rispettivamente il Field Separator e il Record Separator. <text:s/>Il separatore di campo di default è lo spazio vuoto, mentre quello di record è l'a capo (\n). Possiamo per dire ad awk di utilizzare un altro separatore. Per farlo impostiamo la variabile di awk FS ed utilizziamo l'argomento -v che serve appunto per assegnare un valore ad una variabile di awk.</text:p>
      <text:p text:style-name="P1"/>
      <text:p text:style-name="P1"><text:span text:style-name="T11">Altri esempi pratici a partire dalla stampa del file /etc/passwd</text:span>:</text:p>
      <text:p text:style-name="Text_20_body">nimloth@nimloth-mac:~$ <text:span text:style-name="T3">cat /etc/passwd</text:span> </text:p>
      <text:p text:style-name="Text_20_body">root:x:0:0:root:/root:/bin/bash </text:p>
      <text:p text:style-name="Text_20_body">daemon:x:1:1:daemon:/usr/sbin:/bin/sh </text:p>
      <text:p text:style-name="Text_20_body">dhcp:x:100:101::/nonexistent:/bin/false </text:p>
      <text:p text:style-name="Text_20_body">avahi:x:106:114:Avahi mDNS daemon,,,:/var/run/avahi-daemon:/bin/false </text:p>
      <text:p text:style-name="Text_20_body">nimloth:x:1000:1000:Iriel Nimloth,,,:/home/nimloth:/bin/bash </text:p>
      <text:p text:style-name="Text_20_body"/>
      <text:p text:style-name="Text_20_body"><text:span text:style-name="T2">Vogliamo selezionare gli utenti che usano una certa shell, che è l'ultimo campo, e stampare il nome di questi utenti, ma in questo file i campi sono separati da “:” non da spazi vuoti quindi settimao anche il FS:</text:span> </text:p>
      <text:p text:style-name="Text_20_body">nimloth@nimloth-mac:~$ <text:span text:style-name="T3">cat /etc/passwd | awk -v FS=':' '$NF=="/bin/sh" {print $1}' </text:span></text:p>
      <text:p text:style-name="Text_20_body">daemon </text:p>
      <text:p text:style-name="Text_20_body">bin </text:p>
      <text:p text:style-name="Text_20_body">irc </text:p>
      <text:p text:style-name="Text_20_body">gnats </text:p>
      <text:p text:style-name="Text_20_body">nobody </text:p>
      <text:p text:style-name="P1"><text:soft-page-break/>Conto quanti sono usando una variabile che incremento ad ogni passaggio in cui la corrispondenza $NF=="/bin/sh" è verificata. </text:p>
      <text:p text:style-name="Text_20_body">nimloth@nimloth-mac:~$ <text:span text:style-name="T3">cat /etc/passwd | awk -v FS=':' '$NF=="/bin/sh" {print $1; a=a+1}END {print a}' </text:span></text:p>
      <text:p text:style-name="Text_20_body">daemon </text:p>
      <text:p text:style-name="Text_20_body">bin </text:p>
      <text:p text:style-name="Text_20_body">irc </text:p>
      <text:p text:style-name="Text_20_body">gnats </text:p>
      <text:p text:style-name="Text_20_body">nobody </text:p>
      <text:p text:style-name="Text_20_body">16 </text:p>
      <text:p text:style-name="Text_20_body"/>
      <text:p text:style-name="P1">Vediamone una variante:</text:p>
      <text:p text:style-name="Text_20_body">nimloth@nimloth-mac:~$ <text:span text:style-name="T3">cat /etc/passwd | awk 'BEGIN {FS=":"} $NF=="/bin/sh" {print $1; a=a+1}END {print a}' </text:span></text:p>
      <text:p text:style-name="Text_20_body">daemon </text:p>
      <text:p text:style-name="Text_20_body">bin </text:p>
      <text:p text:style-name="Text_20_body">irc </text:p>
      <text:p text:style-name="Text_20_body">gnats </text:p>
      <text:p text:style-name="Text_20_body">nobody </text:p>
      <text:p text:style-name="Text_20_body">16 </text:p>
      <text:p text:style-name="Text_20_body"/>
      <text:p text:style-name="Text_20_body"><text:span text:style-name="T2">In questo caso però non potrei prendere il valore da assegnare ad FS da una variabile d'ambiente perché sta all'interno degli apici</text:span> .</text:p>
      <text:p text:style-name="P1">Stampiamo le shell:</text:p>
      <text:p text:style-name="Text_20_body">nimloth@nimloth-mac:~$ <text:span text:style-name="T3">cat /etc/passwd | awk -v FS=':' '{print $7}' </text:span></text:p>
      <text:p text:style-name="Text_20_body">/bin/bash </text:p>
      <text:p text:style-name="Text_20_body">/bin/sh </text:p>
      <text:p text:style-name="Text_20_body">/bin/sync </text:p>
      <text:p text:style-name="Text_20_body">/bin/sh </text:p>
      <text:p text:style-name="Text_20_body">/bin/sh </text:p>
      <text:p text:style-name="Text_20_body">/bin/false </text:p>
      <text:p text:style-name="Text_20_body">/bin/false </text:p>
      <text:p text:style-name="Text_20_body">/bin/bash </text:p>
      <text:p text:style-name="P1"><text:soft-page-break/>Le ordiniamo, eliminiamo i duplicati e li contiamo:</text:p>
      <text:p text:style-name="Text_20_body">nimloth@nimloth-mac:~$ <text:span text:style-name="T3">cat /etc/passwd | awk -v FS=':' '{print $7}' | sort | uniq -c </text:span></text:p>
      <text:p text:style-name="Text_20_body"><text:s text:c="6"/>3 <text:s/></text:p>
      <text:p text:style-name="Text_20_body"><text:s text:c="6"/>2 /bin/bash </text:p>
      <text:p text:style-name="Text_20_body"><text:s text:c="6"/>9 /bin/false </text:p>
      <text:p text:style-name="Text_20_body"><text:s text:c="5"/>16 /bin/sh </text:p>
      <text:p text:style-name="Text_20_body"><text:s text:c="6"/>1 /bin/sync </text:p>
      <text:p text:style-name="Text_20_body"/>
      <text:p text:style-name="Text_20_body"><text:span text:style-name="T2">Eliminiamo le righe che hanno campo vuoto per la shell, utilizzando ^$ che combina i campi vuoti:</text:span> </text:p>
      <text:p text:style-name="Text_20_body">nimloth@nimloth-mac:~$ <text:span text:style-name="T3">cat /etc/passwd | awk -v FS=':' '{print $7}' | grep -v '^$' | sort | uniq -c </text:span></text:p>
      <text:p text:style-name="Text_20_body"><text:s text:c="6"/>2 /bin/bash </text:p>
      <text:p text:style-name="Text_20_body"><text:s text:c="6"/>9 /bin/false </text:p>
      <text:p text:style-name="Text_20_body"><text:s text:c="5"/>16 /bin/sh </text:p>
      <text:p text:style-name="Text_20_body"><text:s text:c="6"/>1 /bin/sync </text:p>
      <text:p text:style-name="Text_20_body"/>
      <text:p text:style-name="P1">Infine ordiniamo numericamente con valori decrescenti:</text:p>
      <text:p text:style-name="Text_20_body">nimloth@nimloth-mac:~$ <text:span text:style-name="T3">cat /etc/passwd | awk -v FS=':' '{print $7}' | grep -v '^$' | sort | uniq -c | sort -rn </text:span></text:p>
      <text:p text:style-name="Text_20_body"><text:s text:c="5"/>16 /bin/sh </text:p>
      <text:p text:style-name="Text_20_body"><text:s text:c="6"/>9 /bin/false </text:p>
      <text:p text:style-name="Text_20_body"><text:s text:c="6"/>2 /bin/bash </text:p>
      <text:p text:style-name="Text_20_body"><text:s text:c="6"/>1 /bin/sync </text:p>
      <text:p text:style-name="Text_20_body"/>
      <text:p text:style-name="P1">Vogliamo stampare le due colonne in maniera invertita:</text:p>
      <text:p text:style-name="Text_20_body">nimloth@nimloth-mac:~$ <text:span text:style-name="T3">cat /etc/passwd | awk -v FS=':' '{print $7}' | grep -v '^$' | sort | uniq -c | sort -rn | awk '{print $2 $1}' </text:span></text:p>
      <text:p text:style-name="Text_20_body">/bin/sh16 </text:p>
      <text:p text:style-name="Text_20_body">/bin/false9 </text:p>
      <text:p text:style-name="Text_20_body">/bin/bash2 </text:p>
      <text:p text:style-name="Text_20_body">/bin/sync1 </text:p>
      <text:p text:style-name="Text_20_body"/>
      <text:p text:style-name="Text_20_body"/>
      <text:p text:style-name="P1"><text:soft-page-break/>Mettiamo uno spazio per renderlo più leggibile.</text:p>
      <text:p text:style-name="Text_20_body">nimloth@nimloth-mac:~$ <text:span text:style-name="T3">cat /etc/passwd | awk -v FS=':' '{print $7}' | grep -v '^$' | sort | uniq -c | sort -rn | awk '{print $2 " " $1}' </text:span></text:p>
      <text:p text:style-name="Text_20_body">/bin/sh 16 </text:p>
      <text:p text:style-name="Text_20_body">/bin/false 9 </text:p>
      <text:p text:style-name="Text_20_body">/bin/bash 2 </text:p>
      <text:p text:style-name="Text_20_body">/bin/sync 1 </text:p>
      <text:p text:style-name="Text_20_body"/>
      <text:p text:style-name="P1">Si può notare che la concatenazione di stringhe in awk si fa semplicemente mettendo in coda le stringhe.</text:p>
      <text:p text:style-name="P1"/>
      <text:p text:style-name="P1">Proviamo a separare con un tabulatore:</text:p>
      <text:p text:style-name="Text_20_body">nimloth@nimloth-mac:~$ <text:span text:style-name="T3">cat /etc/passwd | awk -v FS=':' '{print $7}' | grep -v '^$' | sort | uniq -c | sort -rn | awk '{print $2 "\t" $1}'</text:span><text:span text:style-name="T2"> </text:span></text:p>
      <text:p text:style-name="Text_20_body">/bin/sh 16 </text:p>
      <text:p text:style-name="Text_20_body">/bin/false <text:s text:c="5"/>9 </text:p>
      <text:p text:style-name="Text_20_body">/bin/bash <text:s text:c="6"/>2 </text:p>
      <text:p text:style-name="Text_20_body">/bin/sync <text:s text:c="6"/>1 </text:p>
      <text:p text:style-name="Text_20_body"/>
      <text:p text:style-name="Text_20_body"><text:span text:style-name="T2">Purtroppo il tabulatore però non funziona con meno di 8 caratteri.</text:span> </text:p>
      <text:p text:style-name="Text_20_body"/>
      <text:p text:style-name="P1">In awk è possibile utilizare la printf come in c:</text:p>
      <text:p text:style-name="Text_20_body">nimloth@nimloth-mac:~$ <text:span text:style-name="T3">cat /etc/passwd | awk -v FS=':' '{print $7}' | grep -v '^$' | sort | uniq -c | sort -rn | awk '{printf "%15s %5s\n", $2, $1}' </text:span></text:p>
      <text:p text:style-name="Text_20_body"><text:s text:c="8"/>/bin/sh <text:s text:c="3"/>16 </text:p>
      <text:p text:style-name="Text_20_body"><text:s text:c="5"/>/bin/false <text:s text:c="4"/>9 </text:p>
      <text:p text:style-name="Text_20_body"><text:s text:c="6"/>/bin/bash <text:s text:c="4"/>2 </text:p>
      <text:p text:style-name="Text_20_body"><text:s text:c="6"/>/bin/sync <text:s text:c="4"/>1 </text:p>
      <text:p text:style-name="Text_20_body"/>
      <text:p text:style-name="P3">Strutture di Controllo</text:p>
      <text:p text:style-name="P5">Nei comandi awk possiamo inserire anche le classiche strutture di controllo per i cicli, come ad esempio il for. Vediamone un applicazione:</text:p>
      <text:p text:style-name="P5"/>
      <text:p text:style-name="P1"><text:soft-page-break/>Abbiamo detto che awk suddivide ogni riga che legge in $1, $2, $3 ecc. Possiamo iterare su questi $i. Nell'esempio seguente per ogni $i stampiamo il relativo campo tra parentesi angolari. </text:p>
      <text:p text:style-name="P1"/>
      <text:p text:style-name="Text_20_body">nimloth@nimloth-mac:~$ <text:span text:style-name="T3">cat /etc/passwd | awk -v FS=':' '{ for(i=1; i&lt;=NF; i++){printf "&lt;%s&gt; ",$i } }' </text:span></text:p>
      <text:p text:style-name="Text_20_body">&lt;root&gt; &lt;x&gt; &lt;0&gt; &lt;0&gt; &lt;root&gt; &lt;/root&gt; &lt;/bin/bash&gt; &lt;daemon&gt; &lt;x&gt; &lt;1&gt; &lt;1&gt; &lt;daemon&gt; &lt;/usr/sbin&gt; &lt;/bin/sh&gt; &lt;bin&gt; &lt;x&gt; &lt;2&gt; &lt;2&gt; &lt;bin&gt; &lt;/bin&gt; &lt;/bin/sh&gt; &lt;sys&gt; &lt;x&gt; &lt;3&gt; &lt;3&gt; &lt;sys&gt; &lt;/dev&gt; &lt;/bin/sh&gt; &lt;sync&gt; &lt;x&gt; &lt;4&gt; &lt;65534&gt; &lt;sync&gt; &lt;/bin&gt; &lt;/bin/sync&gt; &lt;games&gt; &lt;x&gt; &lt;5&gt; &lt;60&gt; &lt;games&gt; &lt;/usr/games&gt; &lt;/bin/sh&gt; &lt;x&gt; &lt;100&gt; &lt;101&gt; &lt;&gt; &lt;/nonexistent&gt; &lt;/bin/false&gt; &lt;syslog&gt; &lt;x&gt; &lt;101&gt; &lt;102&gt; &lt;&gt; &lt;/home/syslog&gt; &lt;/bin/false&gt; &lt;klog&gt; &lt;x&gt; &lt;102&gt; &lt;103&gt; &lt;&gt; &lt;/home/klog&gt; &lt;/bin/false&gt; &lt;messagebus&gt; &lt;x&gt; &lt;103&gt; &lt;109&gt; &lt;&gt; &lt;/var/run/dbus&gt; &lt;/bin/false&gt; &lt;hplip&gt; &lt;x&gt; &lt;104&gt; &lt;7&gt; &lt;HPLIP system user,,,&gt; <text:s/>&lt;/bin/false&gt; &lt;gdm&gt; &lt;x&gt; &lt;108&gt; &lt;118&gt; &lt;Gnome Display Manager&gt; &lt;/var/lib/gdm&gt; &lt;/bin/false&gt; &lt;nimloth&gt; &lt;x&gt; &lt;1000&gt; &lt;1000&gt; &lt;Iriel Nimloth,,,&gt; &lt;/home/nimloth&gt; &lt;/bin/bash&gt; </text:p>
      <text:p text:style-name="Text_20_body"/>
      <text:p text:style-name="Text_20_body"><text:span text:style-name="T2">Aggiungiamo un a capo per mantenere suddivise le righe:</text:span> </text:p>
      <text:p text:style-name="Text_20_body">nimloth@nimloth-mac:~$ <text:span text:style-name="T3">cat /etc/passwd | awk -v FS=':' '{ for(i=1; i&lt;=NF; i++){printf "&lt;%s&gt; ",$i } print "" }' </text:span></text:p>
      <text:p text:style-name="Text_20_body">&lt;root&gt; &lt;x&gt; &lt;0&gt; &lt;0&gt; &lt;root&gt; &lt;/root&gt; &lt;/bin/bash&gt; </text:p>
      <text:p text:style-name="Text_20_body">&lt;daemon&gt; &lt;x&gt; &lt;1&gt; &lt;1&gt; &lt;daemon&gt; &lt;/usr/sbin&gt; &lt;/bin/sh&gt; </text:p>
      <text:p text:style-name="Text_20_body">&lt;bin&gt; &lt;x&gt; &lt;2&gt; &lt;2&gt; &lt;bin&gt; &lt;/bin&gt; &lt;/bin/sh&gt; </text:p>
      <text:p text:style-name="Text_20_body">&lt;uucp&gt; &lt;x&gt; &lt;10&gt; &lt;10&gt; &lt;uucp&gt; &lt;/var/spool/uucp&gt; &lt;/bin/sh&gt; </text:p>
      <text:p text:style-name="Text_20_body">&lt;avahi&gt; &lt;x&gt; &lt;106&gt; &lt;114&gt; &lt;Avahi mDNS daemon,,,&gt; &lt;/var/run/avahi-daemon&gt; &lt;/bin/false&gt; </text:p>
      <text:p text:style-name="Text_20_body">&lt;haldaemon&gt; &lt;x&gt; &lt;107&gt; &lt;116&gt; &lt;Hardware abstraction layer,,,&gt; &lt;/home/haldaemon&gt; &lt;/bin/false&gt; </text:p>
      <text:p text:style-name="Text_20_body"/>
      <text:p text:style-name="P4">Sostituzione di Stringhe</text:p>
      <text:p text:style-name="P1">Abbiamo visto che con “tr” possiamo sostituire caratteri. Con awk possiamo sostituire intere stringhe o sottostringhe. Le parole chiave da utilizzare sono “sub” per sostituire la prima occorrenza della stringa e “gsub” per sostituire tutte le occorrenze.</text:p>
      <text:p text:style-name="P1">La sintassi è:</text:p>
      <text:list text:style-name="L2">
        <text:list-header>
          <text:p text:style-name="P16">- gsub(/A/,"B"), dove al posto di A va un' espressione regolare che matchi la stringa da sostituire e al posto di B va la stringa da inserire al posto di A. In questo modo la modifica avviene in tutta la riga.</text:p>
          <text:p text:style-name="P16">- gsub(/A/,"B", $i), specificando il campo da sostituire la sostituzione avverrà solo in quel punto.</text:p>
          <text:p text:style-name="P16"/>
        </text:list-header>
      </text:list>
      <text:p text:style-name="P1"><text:soft-page-break/>Stampiamo il file passwd modificando tutti gli slash in trattini. (Attenzione al fatto che lo slash è un carattere speciale e dobbiamo scriverlo “\ /”).</text:p>
      <text:p text:style-name="Text_20_body">nimloth@nimloth-mac:~$ <text:span text:style-name="T3">cat /etc/passwd | awk -v FS=':' '{gsub(/\//,"-");print $0 }' </text:span></text:p>
      <text:p text:style-name="Text_20_body">root:x:0:0:root:-root:-bin-bash </text:p>
      <text:p text:style-name="Text_20_body">daemon:x:1:1:daemon:-usr-sbin:-bin-sh </text:p>
      <text:p text:style-name="Text_20_body">bin:x:2:2:bin:-bin:-bin-sh </text:p>
      <text:p text:style-name="Text_20_body">sys:x:3:3:sys:-dev:-bin-sh </text:p>
      <text:p text:style-name="Text_20_body">sync:x:4:65534:sync:-bin:-bin-sync </text:p>
      <text:p text:style-name="Text_20_body">games:x:5:60:games:-usr-games:-bin-sh </text:p>
      <text:p text:style-name="Text_20_body"/>
      <text:p text:style-name="P1">Applichiamo la sostituzione solo all'ultimo campo:</text:p>
      <text:p text:style-name="Text_20_body">nimloth@nimloth-mac:~$ <text:span text:style-name="T3">cat /etc/passwd | awk -v FS=':' '{gsub(/\//,"-",$7);print $0 }'' </text:span></text:p>
      <text:p text:style-name="Text_20_body">root x 0 0 root <text:span text:style-name="T10">/</text:span>root <text:span text:style-name="T10">-</text:span>bin<text:span text:style-name="T10">-</text:span>bash </text:p>
      <text:p text:style-name="Text_20_body">daemon x 1 1 daemon <text:span text:style-name="T10">/</text:span>usr<text:span text:style-name="T10">/</text:span>sbin <text:span text:style-name="T10">-</text:span>bin<text:span text:style-name="T10">-</text:span>sh </text:p>
      <text:p text:style-name="Text_20_body">man x 6 12 man <text:span text:style-name="T10">/</text:span>var<text:span text:style-name="T10">/</text:span>cache<text:span text:style-name="T9">/</text:span>man<text:span text:style-name="T10"> -</text:span>bin<text:span text:style-name="T10">-</text:span>sh </text:p>
      <text:p text:style-name="Text_20_body">lp x 7 7 lp /var<text:span text:style-name="T10">/</text:span>spool<text:span text:style-name="T10">/</text:span>lpd <text:span text:style-name="T10">-</text:span>bin<text:span text:style-name="T10">-</text:span>sh </text:p>
      <text:p text:style-name="P9">mail x 8 8 mail <text:span text:style-name="T10">/</text:span>var<text:span text:style-name="T10">/</text:span>mail <text:span text:style-name="T10">-</text:span>bin<text:span text:style-name="T10">-</text:span>sh </text:p>
      <text:p text:style-name="Text_20_body">news x 9 9 news <text:span text:style-name="T10">/</text:span>var<text:span text:style-name="T10">/</text:span>spool<text:span text:style-name="T10">/</text:span>news <text:span text:style-name="T10">-</text:span>bin<text:span text:style-name="T10">-</text:span>sh </text:p>
      <text:p text:style-name="P1"/>
      <text:p text:style-name="P1">In questo caso vediamo che non ci sono più i due punti. Dove ha trovato il Field Separator in input e lo ha sostituito in output con l'OFS (Outpu FS) di default che è lo spazio. Chiamiamo quindi lo stesso comando specificando come OFS i due punti.</text:p>
      <text:p text:style-name="Text_20_body"><text:span text:style-name="T8">nimloth@nimloth-mac:~$</text:span><text:span text:style-name="T3"> cat /etc/passwd | awk -v FS=':' -v OFS=':' '{gsub(/\//,"-",$7);print $0 }' </text:span></text:p>
      <text:p text:style-name="P8">root:x:0:0:root:/root:-bin-bash </text:p>
      <text:p text:style-name="P8">daemon:x:1:1:daemon:/usr/sbin:-bin-sh </text:p>
      <text:p text:style-name="P8">bin:x:2:2:bin:/bin:-bin-sh </text:p>
      <text:p text:style-name="P8">sys:x:3:3:sys:/dev:-bin-sh </text:p>
      <text:p text:style-name="P8">sync:x:4:65534:sync:/bin:-bin-sync </text:p>
      <text:p text:style-name="P8">games:x:5:60:games:/usr/games:-bin-sh </text:p>
      <text:p text:style-name="P8">man:x:6:12:man:/var/cache/man:-bin-sh </text:p>
      <text:p text:style-name="P8">lp:x:7:7:lp:/var/spool/lpd:-bin-sh </text:p>
      <text:p text:style-name="P8">mail:x:8:8:mail:/var/mail:-bin-sh </text:p>
      <text:p text:style-name="P1"><text:soft-page-break/>Le sostituzioni viste finora erano di un singolo carattere, vediamo vere e proprie stringhe. </text:p>
      <text:p text:style-name="P1">Sostituiamo la stringa “/bin/sh” con la stringa “pippo”</text:p>
      <text:p text:style-name="Text_20_body">nimloth@nimloth-mac:~$ <text:span text:style-name="T3">cat /etc/passwd </text:span></text:p>
      <text:p text:style-name="Text_20_body">daemon:x:1:1:daemon:/usr/sbin:/bin/sh </text:p>
      <text:p text:style-name="Text_20_body">bin:x:2:2:bin:/bin:/bin/sh </text:p>
      <text:p text:style-name="Text_20_body">sys:x:3:3:sys:/dev:/bin/sh </text:p>
      <text:p text:style-name="Text_20_body">games:x:5:60:games:/usr/games:/bin/sh </text:p>
      <text:p text:style-name="Text_20_body">man:x:6:12:man:/var/cache/man:/bin/sh </text:p>
      <text:p text:style-name="Text_20_body"/>
      <text:p text:style-name="Text_20_body">nimloth@nimloth-mac:~$ <text:span text:style-name="T3">cat /etc/passwd | awk -v FS=':' -v OFS=':' '$7=="/bin/sh" {$7="pippo"} {print $0 }' </text:span></text:p>
      <text:p text:style-name="Text_20_body">daemon:x:1:1:daemon:/usr/sbin:pippo </text:p>
      <text:p text:style-name="Text_20_body">bin:x:2:2:bin:/bin:pippo </text:p>
      <text:p text:style-name="Text_20_body">sys:x:3:3:sys:/dev:pippo </text:p>
      <text:p text:style-name="Text_20_body">games:x:5:60:games:/usr/games:pippo </text:p>
      <text:p text:style-name="Text_20_body">man:x:6:12:man:/var/cache/man:pippo </text:p>
      <text:p text:style-name="Text_20_body"/>
      <text:p text:style-name="P3">RS: Record Separator</text:p>
      <text:p text:style-name="P1">Il Record Separator di default in awk è l'a capo. Abbiamo bisogno di un output che abbia righe molto lunghe...Stampiamo l'elenco dei pacchetti di un certo repository:</text:p>
      <text:p text:style-name="Text_20_body">nimloth@nimloth-mac:~$ <text:span text:style-name="T3">less /var/lib/apt/lists/security.ubuntu.com_ubuntu_dists_gutsy-security_universe_binary-i386_Packages </text:span></text:p>
      <text:p text:style-name="Text_20_body">Package: apache2-mpm-itk</text:p>
      <text:p text:style-name="Text_20_body">Priority: extra</text:p>
      <text:p text:style-name="Text_20_body">Section: universe/net</text:p>
      <text:p text:style-name="Text_20_body">Installed-Size: 428</text:p>
      <text:p text:style-name="Text_20_body">Maintainer: Steinar H. Gunderson &lt;sesse@debian.org&gt;</text:p>
      <text:p text:style-name="Text_20_body">Architecture: i386</text:p>
      <text:p text:style-name="Text_20_body">Version: 2.2.3-04-3build4.1</text:p>
      <text:p text:style-name="Text_20_body">Provides: apache2-mpm, apache2, httpd, httpd-cgi</text:p>
      <text:p text:style-name="P20"><text:span text:style-name="T9">Depends: apache2.2-common (= 2.2.4-3ubuntu0.1), libapr1, libaprutil1, libc6 (&gt;= 2.6-1), libdb4.4, libexpat1 (&gt;= 1.95.8), libldap2 (&gt;= 2.1.17-1), libpcre3 (&gt;= 4.5), libpq5, libsqlite3-0 (&gt;= 3.4.2), libuuid1</text:span> <text:span text:style-name="T12">[...]</text:span></text:p>
      <text:p text:style-name="P1"><text:soft-page-break/>La riga che indica le dipendenze non entra interamente all'interno della larghezza dello schermo, e come quella molte altre. Questo fenomeno abbassa di molto la leggibilità dell'output e la distinzione “a occhio” delle diverse voci. Utilizziamo quindi il RS per selezionare ad esempio solo il nome del pacchetto:</text:p>
      <text:p text:style-name="Text_20_body">nimloth@nimloth-mac:~$ <text:span text:style-name="T3">cat /var/lib/apt/lists/security.ubuntu.com_ubuntu_dists_gutsy-security_universe_binary-i386_Packages | awk -v FS="\n" -v RS="" '{print$1}'</text:span></text:p>
      <text:p text:style-name="Text_20_body">Package: apache2-mpm-itk</text:p>
      <text:p text:style-name="Text_20_body">Package: audacity</text:p>
      <text:p text:style-name="Text_20_body">Package: bcp</text:p>
      <text:p text:style-name="Text_20_body">Package: cacti</text:p>
      <text:p text:style-name="Text_20_body">Package: clamav</text:p>
      <text:p text:style-name="Text_20_body">[...]</text:p>
      <text:p text:style-name="Text_20_body">Package: yarssr</text:p>
      <text:p text:style-name="Text_20_body">Package: zabbix-agent</text:p>
      <text:p text:style-name="Text_20_body">Package: zabbix-frontend-php</text:p>
      <text:p text:style-name="Text_20_body">Package: zabbix-server-mysql</text:p>
      <text:p text:style-name="Text_20_body">Package: zabbix-server-pgsql</text:p>
      <text:p text:style-name="Text_20_body"></text:p>
      <text:p text:style-name="Text_20_body"><text:span text:style-name="T2">Vogliamo solo il nome del pacchetto e non la dicitura “Package:” quindi applichiamo un ulteriore filtro in cascata che stampa solo il secondo campo :</text:span></text:p>
      <text:p text:style-name="Text_20_body">nimloth@nimloth-mac:~$ <text:span text:style-name="T3">cat /var/lib/apt/lists/security.ubuntu.com_ubuntu_dists_gutsy-security_universe_binary-i386_Packages | awk -v FS="\n" -v RS="" '{print$1}' | awk '{print $2}'</text:span></text:p>
      <text:p text:style-name="Text_20_body">apache2-mpm-itk</text:p>
      <text:p text:style-name="Text_20_body">audacity</text:p>
      <text:p text:style-name="Text_20_body">bcp</text:p>
      <text:p text:style-name="Text_20_body">cacti</text:p>
      <text:p text:style-name="Text_20_body">clamav</text:p>
      <text:p text:style-name="Text_20_body">[...]</text:p>
      <text:p text:style-name="Text_20_body">yarssr</text:p>
      <text:p text:style-name="Text_20_body">zabbix-agent</text:p>
      <text:p text:style-name="Text_20_body">zabbix-frontend-php</text:p>
      <text:p text:style-name="Text_20_body">zabbix-server-mysql</text:p>
      <text:p text:style-name="Text_20_body">zabbix-server-pgsql</text:p>
      <text:p text:style-name="P1"><text:soft-page-break/>Abbiamo visto in precendenza come sostituire delle stringhe attraverso la direttiva gsub di awk. Possiamo quindi scrivere la seguente variante del comando appena eseguito in modo da renderlo indipendente dalla posizione del campo “Package” sostituendo la stringa con uno spazion vuoto.</text:p>
      <text:p text:style-name="P1">Questo approccio in effetti è più corretto.</text:p>
      <text:p text:style-name="Text_20_body">nimloth@nimloth-mac:~$ <text:span text:style-name="T3">cat /var/lib/apt/lists/security.ubuntu.com_ubuntu_dists_gutsy-security_universe_binary-i386_Packages | awk -v FS="\n" -v RS="" '{print$1}' | awk '{gsub(/Package: /,""); print $0}'</text:span></text:p>
      <text:p text:style-name="Text_20_body">apache2-mpm-itk</text:p>
      <text:p text:style-name="Text_20_body">audacity</text:p>
      <text:p text:style-name="Text_20_body">bcp</text:p>
      <text:p text:style-name="Text_20_body">cacti</text:p>
      <text:p text:style-name="Text_20_body">clamav</text:p>
      <text:p text:style-name="Text_20_body">[...]</text:p>
      <text:p text:style-name="Text_20_body">yarssr</text:p>
      <text:p text:style-name="Text_20_body">zabbix-agent</text:p>
      <text:p text:style-name="Text_20_body">zabbix-frontend-php</text:p>
      <text:p text:style-name="Text_20_body">zabbix-server-mysql</text:p>
      <text:p text:style-name="Text_20_body">zabbix-server-pgsql</text:p>
      <text:p text:style-name="Text_20_body"></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lessandra Iacovella</meta:initial-creator>
    <meta:creation-date>2008-03-14T10:52:27</meta:creation-date>
    <dc:creator>Alessandra Iacovella</dc:creator>
    <dc:date>2008-04-01T12:31:40</dc:date>
    <meta:editing-cycles>21</meta:editing-cycles>
    <meta:editing-duration>PT6H28M16S</meta:editing-duration>
    <meta:user-defined meta:name="Info 1"/>
    <meta:user-defined meta:name="Info 2"/>
    <meta:user-defined meta:name="Info 3"/>
    <meta:user-defined meta:name="Info 4"/>
    <meta:document-statistic meta:table-count="0" meta:image-count="0" meta:object-count="0" meta:page-count="14" meta:paragraph-count="332" meta:word-count="3241" meta:character-count="19738"/>
  </office:meta>
</office:document-meta>
</file>